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eed_up" table:style-name="ta1">
        <table:shapes>
          <draw:frame draw:z-index="0" draw:style-name="gr1" draw:text-style-name="P1" svg:width="453.51pt" svg:height="255.09pt" svg:x="188.08pt" svg:y="23.41pt">
            <loext:p draw:notify-on-update-of-ranges="speed_up.B1:speed_up.B1 speed_up.B2:speed_up.B5 speed_up.D1:speed_up.D1 speed_up.D2:speed_up.D5 speed_up.B1:speed_up.B1 speed_up.B2:speed_up.B5 speed_up.E1:speed_up.E1 speed_up.E2:speed_up.E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num_of_node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Speed up </text:p>
          </table:table-cell>
          <table:table-cell office:value-type="string" calcext:value-type="string">
            <text:p>Efficiency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56.202" calcext:value-type="float">
            <text:p>4056.202</text:p>
          </table:table-cell>
          <table:table-cell table:formula="of:=4056.202/[.C2]" office:value-type="float" office:value="1" calcext:value-type="float">
            <text:p>1</text:p>
          </table:table-cell>
          <table:table-cell table:formula="of:=[.D2]/[.B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22.252" calcext:value-type="float">
            <text:p>3522.252</text:p>
          </table:table-cell>
          <table:table-cell table:formula="of:=4056.202/[.C3]" office:value-type="float" office:value="1.15159335561453" calcext:value-type="float">
            <text:p>1.1515933556</text:p>
          </table:table-cell>
          <table:table-cell table:formula="of:=[.D3]/[.B3]" office:value-type="float" office:value="0.575796677807266" calcext:value-type="float">
            <text:p>0.5757966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29.841" calcext:value-type="float">
            <text:p>2629.841</text:p>
          </table:table-cell>
          <table:table-cell table:formula="of:=4056.202/[.C4]" office:value-type="float" office:value="1.54237537554552" calcext:value-type="float">
            <text:p>1.5423753755</text:p>
          </table:table-cell>
          <table:table-cell table:formula="of:=[.D4]/[.B4]" office:value-type="float" office:value="0.385593843886379" calcext:value-type="float">
            <text:p>0.38559384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750.063" calcext:value-type="float">
            <text:p>2750.063</text:p>
          </table:table-cell>
          <table:table-cell table:formula="of:=4056.202/[.C5]" office:value-type="float" office:value="1.47494875571941" calcext:value-type="float">
            <text:p>1.4749487557</text:p>
          </table:table-cell>
          <table:table-cell table:formula="of:=[.D5]/[.B5]" office:value-type="float" office:value="0.184368594464927" calcext:value-type="float">
            <text:p>0.18436859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6T14:41:01.389644783</dc:date>
    <meta:editing-duration>PT8M32S</meta:editing-duration>
    <meta:editing-cycles>2</meta:editing-cycles>
    <meta:generator>LibreOffice/5.1.6.2$Linux_X86_64 LibreOffice_project/10m0$Build-2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eeeeee"/>
      <style:text-properties fo:font-size="11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9" style:family="chart">
      <style:chart-properties chart:auto-position="true" style:rotation-angle="90"/>
      <style:text-properties fo:font-size="11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1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51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1cm" svg:stroke-color="#ff3333" draw:fill-color="#ff3333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.539cm" svg:y="0.236cm" style:legend-expansion="custom" chartooo:width="7.298cm" chartooo:height="0.591cm" style:legend-expansion-aspect-ratio="12.3485617597293" chart:style-name="ch2"/>
        <chart:plot-area chart:style-name="ch3" table:cell-range-address="speed_up.B1:speed_up.B5 speed_up.D1:speed_up.E5" chart:data-source-has-labels="row" svg:x="0.759cm" svg:y="0.01cm" svg:width="14.597cm" svg:height="8.392cm">
          <chartooo:coordinate-region svg:x="1.539cm" svg:y="0.237cm" svg:width="13.036cm" svg:height="7.465cm"/>
          <chart:axis chart:dimension="x" chart:name="primary-x" chart:style-name="ch4">
            <chart:title svg:x="6.624cm" svg:y="8.318cm" chart:style-name="ch5">
              <text:p>Num. Of Nodes</text:p>
            </chart:title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cm" svg:y="5.136cm" chart:style-name="ch9">
              <text:p>Speed Up</text:p>
            </chart:title>
            <chart:grid chart:style-name="ch6" chart:class="major"/>
          </chart:axis>
          <chart:axis chart:dimension="y" chart:name="secondary-y" chart:style-name="ch10">
            <chart:title svg:x="15.318cm" svg:y="5.11cm" chart:style-name="ch9">
              <text:p>Efficiency</text:p>
            </chart:title>
          </chart:axis>
          <chart:series chart:attached-axis="secondary-y" chart:style-name="ch11" chart:values-cell-range-address="speed_up.D2:speed_up.D5" chart:label-cell-address="speed_up.D1:speed_up.D1" chart:class="chart:scatter">
            <chart:domain table:cell-range-address="speed_up.B2:speed_up.B5"/>
            <chart:data-point chart:repeated="4"/>
          </chart:series>
          <chart:series chart:attached-axis="primary-y" chart:style-name="ch12" chart:values-cell-range-address="speed_up.E2:speed_up.E5" chart:label-cell-address="speed_up.E1:speed_up.E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peed up </text:p>
                <draw:g>
                  <svg:desc>speed_up.D1:speed_up.D1</svg:desc>
                </draw:g>
              </table:table-cell>
              <table:table-cell office:value-type="string">
                <text:p>Efficiency </text:p>
                <draw:g>
                  <svg:desc>speed_up.E1:speed_up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peed_up.B2:speed_up.B5</svg:desc>
                </draw:g>
              </table:table-cell>
              <table:table-cell office:value-type="float" office:value="1">
                <text:p>1</text:p>
                <draw:g>
                  <svg:desc>speed_up.D2:speed_up.D5</svg:desc>
                </draw:g>
              </table:table-cell>
              <table:table-cell office:value-type="float" office:value="1">
                <text:p>1</text:p>
                <draw:g>
                  <svg:desc>speed_up.E2:speed_up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15159335561453">
                <text:p>1.15159335561453</text:p>
              </table:table-cell>
              <table:table-cell office:value-type="float" office:value="0.575796677807266">
                <text:p>0.575796677807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54237537554552">
                <text:p>1.54237537554552</text:p>
              </table:table-cell>
              <table:table-cell office:value-type="float" office:value="0.385593843886379">
                <text:p>0.385593843886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47494875571941">
                <text:p>1.47494875571941</text:p>
              </table:table-cell>
              <table:table-cell office:value-type="float" office:value="0.184368594464927">
                <text:p>0.1843685944649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